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37d704" officeooo:paragraph-rsid="0037d704" style:font-style-asian="normal" style:font-style-complex="normal"/>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b2c44"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efa8"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35ec61"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8f41" officeooo:paragraph-rsid="001d8f41"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d8f41" officeooo:paragraph-rsid="001f0be8"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238c8" officeooo:paragraph-rsid="00300d02"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c6efe" officeooo:paragraph-rsid="002c6ef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00d02" officeooo:paragraph-rsid="00300d02"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fo:color="#0000ff"/>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7" style:family="paragraph" style:parent-style-name="Text_20_body">
      <style:paragraph-properties fo:text-align="justify" style:justify-single-word="false"/>
    </style:style>
    <style:style style:name="P78" style:family="paragraph" style:parent-style-name="Text_20_body">
      <style:text-properties fo:color="#ff6600" fo:language="ru" fo:country="RU"/>
    </style:style>
    <style:style style:name="P79" style:family="paragraph" style:parent-style-name="Text_20_body">
      <style:text-properties fo:language="ru" fo:country="RU"/>
    </style:style>
    <style:style style:name="P80" style:family="paragraph" style:parent-style-name="Text_20_body">
      <loext:graphic-properties draw:fill="solid" draw:fill-color="#eeeeee" draw:opacity="100%"/>
      <style:paragraph-properties fo:background-color="#eeeeee"/>
      <style:text-properties fo:language="ru" fo:country="RU"/>
    </style:style>
    <style:style style:name="P8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2" style:family="paragraph" style:parent-style-name="Text_20_body">
      <loext:graphic-properties draw:fill="solid" draw:fill-color="#eeeeee" draw:opacity="100%"/>
      <style:paragraph-properties fo:background-color="#eeeeee"/>
    </style:style>
    <style:style style:name="P83" style:family="paragraph" style:parent-style-name="First_20_line_20_indent">
      <loext:graphic-properties draw:fill="solid" draw:fill-color="#eeeeee" draw:opacity="100%"/>
      <style:paragraph-properties fo:background-color="#eeeeee"/>
      <style:text-properties fo:language="ru" fo:country="RU"/>
    </style:style>
    <style:style style:name="P8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color="#800000"/>
    </style:style>
    <style:style style:name="P8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text-properties fo:language="en" fo:country="US"/>
    </style:style>
    <style:style style:name="P98" style:family="paragraph" style:parent-style-name="Footnote">
      <style:text-properties fo:language="ru" fo:country="RU"/>
    </style:style>
    <style:style style:name="P99" style:family="paragraph" style:parent-style-name="Footnote">
      <style:text-properties fo:color="#800000"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00d02" officeooo:paragraph-rsid="003d3b69"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b922e" officeooo:paragraph-rsid="004d2087" style:font-style-asian="normal" style:font-style-complex="normal"/>
    </style:style>
    <style:style style:name="P11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Heading_20_2">
      <style:text-properties fo:language="en" fo:country="US"/>
    </style:style>
    <style:style style:name="P119" style:family="paragraph" style:parent-style-name="Heading_20_2">
      <style:text-properties fo:language="ru" fo:country="RU"/>
    </style:style>
    <style:style style:name="P120" style:family="paragraph" style:parent-style-name="Heading_20_2">
      <loext:graphic-properties draw:fill="solid" draw:fill-color="#eeeeee" draw:opacity="100%"/>
      <style:paragraph-properties fo:background-color="#eeeeee"/>
      <style:text-properties fo:language="ru" fo:country="RU"/>
    </style:style>
    <style:style style:name="P121" style:family="paragraph" style:parent-style-name="Heading_20_2">
      <loext:graphic-properties draw:fill="solid" draw:fill-color="#eeeeee" draw:opacity="100%"/>
      <style:paragraph-properties fo:background-color="#eeeeee"/>
    </style:style>
    <style:style style:name="P122" style:family="paragraph" style:parent-style-name="Heading_20_1">
      <loext:graphic-properties draw:fill="solid" draw:fill-color="#eeeeee" draw:opacity="100%"/>
      <style:paragraph-properties fo:background-color="#eeeeee"/>
    </style:style>
    <style:style style:name="P123" style:family="paragraph" style:parent-style-name="Heading_20_1">
      <style:paragraph-properties fo:margin-left="0in" fo:margin-right="0in" fo:text-align="center" style:justify-single-word="false" fo:text-indent="0.1965in" style:auto-text-indent="false"/>
    </style:style>
    <style:style style:name="P12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97faf"/>
    </style:style>
    <style:style style:name="T6" style:family="text">
      <style:text-properties fo:language="ru" fo:country="RU" officeooo:rsid="001adb88"/>
    </style:style>
    <style:style style:name="T7" style:family="text">
      <style:text-properties fo:language="ru" fo:country="RU" officeooo:rsid="001b2c44"/>
    </style:style>
    <style:style style:name="T8" style:family="text">
      <style:text-properties fo:language="ru" fo:country="RU" officeooo:rsid="001c039c"/>
    </style:style>
    <style:style style:name="T9" style:family="text">
      <style:text-properties fo:language="ru" fo:country="RU" officeooo:rsid="001c28b4"/>
    </style:style>
    <style:style style:name="T10" style:family="text">
      <style:text-properties fo:language="ru" fo:country="RU" officeooo:rsid="001f66c9"/>
    </style:style>
    <style:style style:name="T11" style:family="text">
      <style:text-properties fo:language="ru" fo:country="RU" officeooo:rsid="001fefa8"/>
    </style:style>
    <style:style style:name="T12" style:family="text">
      <style:text-properties fo:language="ru" fo:country="RU" officeooo:rsid="0023c537"/>
    </style:style>
    <style:style style:name="T13" style:family="text">
      <style:text-properties fo:language="ru" fo:country="RU" officeooo:rsid="0028f98d"/>
    </style:style>
    <style:style style:name="T14" style:family="text">
      <style:text-properties fo:language="ru" fo:country="RU" officeooo:rsid="00300d02"/>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style:font-style-asian="normal" style:font-style-complex="normal"/>
    </style:style>
    <style:style style:name="T27" style:family="text">
      <style:text-properties fo:color="#800000" officeooo:rsid="004c909f"/>
    </style:style>
    <style:style style:name="T28" style:family="text">
      <style:text-properties fo:color="#800000" officeooo:rsid="004d2087"/>
    </style:style>
    <style:style style:name="T29" style:family="text">
      <style:text-properties fo:color="#800000" officeooo:rsid="004f099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officeooo:rsid="00383337" style:font-style-asian="normal" style:font-style-complex="normal"/>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officeooo:rsid="00197faf"/>
    </style:style>
    <style:style style:name="T46" style:family="text">
      <style:text-properties officeooo:rsid="001f0be8"/>
    </style:style>
    <style:style style:name="T47" style:family="text">
      <style:text-properties officeooo:rsid="001fefa8"/>
    </style:style>
    <style:style style:name="T48" style:family="text">
      <style:text-properties officeooo:rsid="0020f786"/>
    </style:style>
    <style:style style:name="T49" style:family="text">
      <style:text-properties officeooo:rsid="0023c537"/>
    </style:style>
    <style:style style:name="T50" style:family="text">
      <style:text-properties officeooo:rsid="0025a4c7"/>
    </style:style>
    <style:style style:name="T51" style:family="text">
      <style:text-properties officeooo:rsid="002e33a8"/>
    </style:style>
    <style:style style:name="T52" style:family="text">
      <style:text-properties officeooo:rsid="0031b9ea"/>
    </style:style>
    <style:style style:name="T53" style:family="text">
      <style:text-properties officeooo:rsid="00343df5"/>
    </style:style>
    <style:style style:name="T54" style:family="text">
      <style:text-properties officeooo:rsid="0035ec61"/>
    </style:style>
    <style:style style:name="T55" style:family="text">
      <style:text-properties officeooo:rsid="00383337"/>
    </style:style>
    <style:style style:name="T56" style:family="text">
      <style:text-properties officeooo:rsid="00451ba5"/>
    </style:style>
    <style:style style:name="T57" style:family="text">
      <style:text-properties officeooo:rsid="00469d98"/>
    </style:style>
    <style:style style:name="T58" style:family="text">
      <style:text-properties officeooo:rsid="0046b81f"/>
    </style:style>
    <style:style style:name="T59" style:family="text">
      <style:text-properties officeooo:rsid="004723c1"/>
    </style:style>
    <style:style style:name="T60" style:family="text">
      <style:text-properties officeooo:rsid="0049b483"/>
    </style:style>
    <style:style style:name="T61" style:family="text">
      <style:text-properties officeooo:rsid="004d20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729589648839398274" text:style-name="L1">
        <text:list-item>
          <text:p text:style-name="P107">добавить детектив <text:span text:style-name="T1">(реализовано)</text:span>+ магические уроки/трактаты Старсвирла</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8450629666517734689" text:style-name="L2">
        <text:list-item>
          <text:p text:style-name="P109">«Великие грифоны прошлого» - из канона (5<text:span text:style-name="T15">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text:soft-page-break/>«Основы Заклятий» - обмен</text:p>
        </text:list-item>
        <text:list-item>
          <text:p text:style-name="P10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099424635034822359"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7">Искусственный интеллект. Создан Владом и Максом. Разработан для управления корпорациями.</text:p>
      <text:h text:style-name="Heading_20_3" text:outline-level="3">Селестия</text:h>
      <text:p text:style-name="P7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7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Рома</text:h>
      <text:p text:style-name="P85">Программист в команде UI-программистов</text:p>
      <text:h text:style-name="Heading_20_3" text:outline-level="3"><text:soft-page-break/>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8" text:outline-level="2">1. Терра</text:h>
      <text:p text:style-name="P23">музыка - кондовая электронная, холодная и отчаянная (Electronics “Disappointed”)</text:p>
      <text:p text:style-name="P8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9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5">RnD-</text:span><text:span text:style-name="T1">зоны</text:span><text:span text:style-name="T1"><text:note text:id="ftn3" text:note-class="footnote"><text:note-citation>3</text:note-citation><text:note-body><text:p text:style-name="P9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7"><text:span text:style-name="T15">&gt;\</text:span>Привет, Нексус. Это Макс.</text:p>
      <text:p text:style-name="P57"><text:span text:style-name="T15">&lt;\</text:span>Привет Макс. <text:span text:style-name="T1">Рад тебя видеть. Где ты отсутствовал три дня?</text:span></text:p>
      <text:p text:style-name="P57"><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7"><text:span text:style-name="T15">&gt;\</text:span>Как называется наш проект?</text:p>
      <text:p text:style-name="P57"><text:span text:style-name="T15">&lt;\</text:span>Дайсон.</text:p>
      <text:p text:style-name="P57"><text:span text:style-name="T15">&gt;\</text:span>Сколько тебе лет?</text:p>
      <text:p text:style-name="P57"><text:span text:style-name="T15">&lt;\</text:span>Два года с начала запуска кластера.</text:p>
      <text:p text:style-name="P57"><text:span text:style-name="T15">&gt;\</text:span>Какой сейчас год?</text:p>
      <text:p text:style-name="P57"><text:soft-page-break/><text:span text:style-name="T15">&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7"><text:span text:style-name="T15">&gt;\</text:span>Нексус, отключи память <text:span text:style-name="T1">заданий</text:span> за последнюю неделю.</text:p>
      <text:p text:style-name="P57"><text:span text:style-name="T15">&lt;\</text:span>Выполнено.</text:p>
      <text:p text:style-name="P57"><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15">&lt;\</text:span><text:span text:style-name="T1">Тебя понял. Читаю задачу...</text:span></text:p>
      <text:p text:style-name="P5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8">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58">Ограничени<text:span text:style-name="T1">е 2: решение должно находиться в правовых рамках уголовного и административного кодекса.</text:span></text:p>
      <text:p text:style-name="P58">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8"><text:span text:style-name="T15">&lt;\</text:span><text:span text:style-name="T1">Выполняю задачу</text:span>...</text:p>
      <text:p text:style-name="P58"><text:span text:style-name="T15">&lt;\</text:span>...</text:p>
      <text:p text:style-name="P58"><text:span text:style-name="T15">&lt;\</text:span>Решение:</text:p>
      <text:p text:style-name="P58"><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8"><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15">: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57"><text:span text:style-name="T15">&gt;</text:span>\Нексус, почему ты используешь жёсткие настройки <text:span text:style-name="T1">для решения задачи</text:span>?</text:p>
      <text:p text:style-name="P57"><text:span text:style-name="T15">&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7"><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36">Ага, уже теплее.</text:p>
      <text:p text:style-name="P36"/>
      <text:p text:style-name="P57"><text:span text:style-name="T1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15">.</text:span></text:p>
      <text:p text:style-name="P63">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8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7">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15">&lt;</text:span><text:span text:style-name="T23">месяц</text:span><text:span text:style-name="T1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7">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60">Музыка быстрая, тревожная, надорваная и печальная (Pet Shop Boys “So Hard” ?)</text:p>
      <text:p text:style-name="P25"/>
      <text:p text:style-name="P8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снотворного таких глюков у меня ни разу не было</text:span><text:span text:style-name="T3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3">Описание получше. Подземелье</text:span><text:span text:style-name="T1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5">&lt;</text:span><text:span text:style-name="T23">парой сезонов</text:span><text:span text:style-name="T1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5">еня, </text:span>наконец,<text:span text:style-name="T15"> стошнило. Буквально вывернуло наизнанку: из носа текло, в глазах стояли слёзы. </text:span></text:p>
      <text:p text:style-name="P5"><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8">Спи, сестра моя родная,<text:line-break/>Спи. Усни.<text:line-break/>Крыльями тебя укрою,<text:line-break/>Спи. Усни.</text:p><text:p text:style-name="P98"><text:tab/>В чаще тёмной волки воют,<text:line-break/>Спи. Усни.</text:p><text:p text:style-name="P98"><text:tab/>В мрачном замке духи ноют,<text:line-break/>Спи. Усни.</text:p><text:p text:style-name="P98"><text:tab/>Сказки вечность нам читает,<text:line-break/>Спи. Усни.<text:line-break/>День осенний угасает,<text:line-break/>Спи. Усни.<text:line-break/>Помни только в сне глубоком,</text:p><text:p text:style-name="P9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5"><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5">–</text:span> ТЫ!!! ТЫ!..</text:p>
      <text:p text:style-name="P5"><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15">3. </text:span>Кантерлот</text:h>
      <text:p text:style-name="P61">Музыка медленная, фэнтезийная, средневековая, изысканая, дворцовая (стиль Dire Straits “Coyote”)</text:p>
      <text:p text:style-name="P7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1"/>
      <text:p text:style-name="P19">Глава IV. Пределы магии</text:p>
      <text:p text:style-name="P18"/>
      <text:p text:style-name="P19">Вашему покорному слуге известны четыре предела магии: </text:p>
      <text:list xml:id="list8200094545720286659"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 Сколько страниц сегодня нахреначили?</text:span></text:p><text:p text:style-name="P97">– <text:span text:style-name="T1">Восемь, о учитель!</text:span></text:p><text:p text:style-name="P97">– Отлично. Надиктую ещё две и сбегаешь за кофе.</text:p></text:note-body></text:note></text:span></text:p>
        </text:list-item>
      </text:list>
      <text:p text:style-name="P7"/>
      <text:p text:style-name="P11">Я захлопнул “Основы заклинан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9"><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9">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5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9">Я потянулся. Хватит на сегодня чтения. Настало время ежедневной прогулки по городу. Тем более, что у меня есть деньги.</text:p>
      <text:p text:style-name="P5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9">Так что даже на ремонт одежды и покупку необходимых в повседневной жизни мелочей у меня финансов не было. До недавнего времени. </text:p>
      <text:p text:style-name="P5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9"><text:span text:style-name="T15">Ну, понятно, в </text:span><text:span text:style-name="T1">верхнем городе</text:span><text:span text:style-name="T15">, да ещё рядом со дворцом, цены кусаются. Надо топать на окраину. Но, блин, корявые пальцы внесли свою коррективу в шопинг-план!</text:span></text:p>
      <text:p text:style-name="P59"><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повышенного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15">4. </text:span>Библиотека</text:h>
      <text:p text:style-name="P17">&lt;<text:span text:style-name="T42">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1"/>
      <text:p text:style-name="P38">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1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7"><text:soft-page-break/>Селестия нахмурилась и приняла грозный вид.</text:p>
      <text:p text:style-name="P47"><text:span text:style-name="T15">– </text:span>Не забывай, человек, я — могущественный маг и правитель Эквестрии. Ко мне нужно относиться с должным уважением!</text:p>
      <text:p text:style-name="P47"><text:span text:style-name="T15">– </text:span>А то что? Превратишь в жабу? Сошлёшь на Луну? Убьёшь нахер?</text:p>
      <text:p text:style-name="P47">Аликорница сникла. Уши её опустились.</text:p>
      <text:p text:style-name="P47"><text:span text:style-name="T15">– </text:span>Макс, не надо... Ты же знаешь, я этого не сделаю.</text:p>
      <text:p text:style-name="P47"><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7"><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47"><text:span text:style-name="T15">Аликорница уселась н</text:span>а пол <text:span text:style-name="T1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7"><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47"><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5">– </text:span>Вот, читай отсюда. <text:span text:style-name="T15">– а</text:span>ликорница подчеркнула абзац копытом.</text:p>
      <text:p text:style-name="P47"/>
      <text:p text:style-name="P49">***</text:p>
      <text:p text:style-name="P49"/>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2">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2">–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19" text:outline-level="2"><text:span text:style-name="T1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42">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text:soft-page-break/>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text:soft-page-break/>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Ишь ты!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text:soft-page-break/>– Вроде да. Хотя, по-моему, дело уже не в муравьях.</text:p>
      <text:p text:style-name="P47">– По-моему, тоже. – рассмеялась аликорница. – Продолжай...</text:p>
      <text:p text:style-name="P47"/>
      <text:h text:style-name="P118" text:outline-level="2">6. Стыд</text:h>
      <text:p text:style-name="P47"/>
      <text:p text:style-name="P55">~~~ Завтра на семь в библиотеке ~~~</text:p>
      <text:p text:style-name="P55"/>
      <text:p text:style-name="P47">–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е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7">Я посмотрел на часы. До семи оставалось двадцать минут — как раз, чтоб успеть дойти до библиотеки.</text:p>
      <text:p text:style-name="P47">– На сегодня довольно. Я ж вижу, ты торопишься. – заметил Норф.</text:p>
      <text:p text:style-name="P4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саквояж и сунул его в рюкзак.</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text:soft-page-break/>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43">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oft-page-break/><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5">—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text:soft-page-break/></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5">—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text:soft-page-break/>–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15">40-6</text:span></text:h>
      <text:p text:style-name="P47"/>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5">— оставить тебе напутствие.</text:span></text:p>
      <text:p text:style-name="P55"><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55">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2">…</text:p>
      <text:p text:style-name="P47">Тоже мне, философ выискался, Диоген копытный! Вот не люблю, когда всякие "гуру" с глубокомысленным видом порют чушь. Эквестрия <text:span text:style-name="T17">—</text:span> отличная страна, пони <text:span text:style-name="T17">— </text:span><text:span text:style-name="T15">прекрасные создания, порядки тут отличные! Чисто, культурно, вежливо. Дворецкий </text:span><text:span text:style-name="T17">—</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6">— вся </text:span><text:soft-page-break/><text:span text:style-name="T36">архитектура явно </text:span><text:span text:style-name="T35">была </text:span><text:span text:style-name="T36">заточена под крылатых. Таких, для которых приземлиться на балкон в тронном зале или уйти через портик на крыше</text:span><text:span text:style-name="T44"> </text:span><text:span text:style-name="T36">—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высоченным ворсом.</text:span><text:span text:style-name="T36"> </text:span><text:span text:style-name="T35">Его центр занимал </text:span><text:span text:style-name="T36">кругл</text:span><text:span text:style-name="T35">ый</text:span><text:span text:style-name="T36"> матрас </text:span><text:span text:style-name="T35">с</text:span><text:span text:style-name="T36"> велик</text:span><text:span text:style-name="T35">им</text:span><text:span text:style-name="T36"> множество</text:span><text:span text:style-name="T35">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text:span><text:span text:style-name="T37">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7">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6"><text:soft-page-break/>–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диван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text:span text:style-name="T54">и </text:span>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диван.</text:p>
      <text:p text:style-name="P42"><text:span text:style-name="T1">–</text:span> Эй, полегче! Ты пихаешься, как бульдозер!</text:p>
      <text:p text:style-name="P42"><text:soft-page-break/><text:span text:style-name="T1">Тия в ответ только фыркнула. Потянувшись, она встала</text:span> и прошла к кухне, по пути задев меня крупом и опрокинув на диван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9">Мне печалиться не стоит</text:p><text:p text:style-name="P99">Жизнь прекрасна и ярка</text:p><text:p text:style-name="P99">Телом молода, душою —</text:p><text:p text:style-name="P99">Как степной дракон мудра.</text:p><text:p text:style-name="P99"/><text:p text:style-name="P99">Я видала взлёт империй,</text:p><text:p text:style-name="P99">Я жила среди легенд,</text:p><text:p text:style-name="P99">...</text:p><text:p text:style-name="P98"/></text:note-body></text:note> &lt;<text:span text:style-name="T18">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
      <text:p text:style-name="P32">&lt;<text:span text:style-name="T59">Пока радужный чай настаивается – Тия отправляет Макса </text:span>м<text:span text:style-name="T59">ыться</text:span> в ванной – <text:span text:style-name="T59">потом</text:span> заглядывает туда <text:span text:style-name="T59">сама и плюхается рядом.</text:span>&gt;</text:p>
      <text:p text:style-name="P42"/>
      <text:p text:style-name="P42">Аликорница поставила на поднос чашки и плетёнку с бубликами и вернулась <text:span text:style-name="T58">с ним </text:span>на диван. От чашек подымался радужный пар необычно густой консистенции. <text:span text:style-name="T56">Свежий запах мяты обострил восприятие</text:span>. <text:span text:style-name="T56">Тия</text:span> взяла чашку в копыта <text:span text:style-name="T57">и протянула мне. Вторую взяла сама</text:span>.</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42">– Тшшшш! – Ти<text:span text:style-name="T45">я</text:span> легонько нажал<text:span text:style-name="T45">а</text:span> мне <text:span text:style-name="T45">на </text:span>макушку <text:span text:style-name="T45">копытом</text:span>.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 Потом пришло тепло и расслабленность.</text:span></text:p>
      <text:p text:style-name="P47">Копыто легло мне на плечо и мягко повалило на диван. Тия легла рядом и тепло дунула мне в ухо.</text:p>
      <text:p text:style-name="P42">–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text:span><text:span text:style-name="T9">Я начинал </text:span><text:soft-page-break/><text:span text:style-name="T9">наблюдать цвета, спектр которых лежал за границами восприятия человеческого глаза.</text:span><text:span text:style-name="T1"> </text:span><text:span text:style-name="T5">Через всю комнату простирались светящиеся нити энергии, сходящиеся в центре </text:span><text:span text:style-name="T8">пульсирующим</text:span><text:span text:style-name="T5"> </text:span><text:span text:style-name="T6">клубком. </text:span><text:span text:style-name="T7">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text:span text:style-name="T51">в</text:span> одну укромную полянку для вполне определённого занятия. Так вот, уверяю тебя, моё жильё подходит для этого куда лучше.</text:p>
      <text:p text:style-name="P47">Её ресницы щекотали мне щеку. Я повернулся к ней и буквально растворился в ласковом взгляде огромных глаз.</text:p>
      <text:p text:style-name="P47">– Ты предлагаешь мне заняться сексом? <text:span text:style-name="T49">С тобой?</text:span>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text:span><text:span text:style-name="T14">новилось</text:span><text:span text:style-name="T1"> немного не по себе. Вот так просто? </text:span><text:span text:style-name="T10">Кобылу??? </text:span><text:span text:style-name="T12">Раньше </text:span><text:span text:style-name="T14">я </text:span><text:span text:style-name="T12">д</text:span><text:span text:style-name="T10">аже когда </text:span><text:span text:style-name="T11">физически </text:span><text:span text:style-name="T14">хотел</text:span><text:span text:style-name="T10"> её</text:span><text:span text:style-name="T11">, </text:span><text:span text:style-name="T13">подкоркой</text:span><text:span text:style-name="T11"> </text:span><text:span text:style-name="T14">всё равно </text:span><text:span text:style-name="T11">осознавал её недоступность и </text:span><text:span text:style-name="T14">несерьёзность своих желаний</text:span><text:span text:style-name="T11">.</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7">Она <text:span text:style-name="T47">призывно </text:span>отвернула хвост в сторону, опустила голову на диван <text:span text:style-name="T47">и закрыла глаза</text:span>. Слабый запах мускуса <text:span text:style-name="T55">перебил запах лаванды и </text:span>защекотал мне ноздри. <text:span text:style-name="T48">Чувство томления зародилось в низу живота, мне стало жарко и тесно в штанах.</text:span></text:p>
      <text:p text:style-name="P52">Как во сне я разделся и <text:span text:style-name="T50">зашёл к ней сзади. "Это неправильно!» – пискнули во мне остатки ханжества и замолкли, придавленные желанием.</text:span></text:p>
      <text:p text:style-name="P112"><text:span text:style-name="T60">Я опустился на колени. Тия</text:span> лежала смирно, <text:span text:style-name="T53">чуть дрожа</text:span>. <text:span text:style-name="T52">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медленно подымались, превращая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text:span></text:p>
      <text:p text:style-name="P113">Через некоторое время Тия подняла голову. &lt;<text:span text:style-name="T61">Тия</text:span><text:span text:style-name="T27"> идёт в ванную обмываться. </text:span><text:span text:style-name="T28">Потом </text:span><text:span text:style-name="T22">вытаскивает из небольшого, встроенного в диван бара, вино и выпивает с Максом по бокалу. </text:span><text:span text:style-name="T27"><text:s/>Потом </text:span><text:span text:style-name="T28">целует его и </text:span><text:span text:style-name="T29">он признаётся в любви к ней </text:span><text:span text:style-name="T27">— сцена </text:span><text:span text:style-name="T29">отказа и </text:span><text:span text:style-name="T27">ненависти</text:span>&gt;</text:p>
      <text:p text:style-name="P54"/>
      <text:p text:style-name="P53"/>
      <text:p text:style-name="P47"/>
      <text:p text:style-name="P42"/>
      <text:p text:style-name="P48">&lt;- Макс,- шепнула Тия — Я не смогу сделать тебя бессмертным. Мне очень жаль…</text:p>
      <text:p text:style-name="P51">Внезапно я осознал, насколько она — древнее существо. <text:span text:style-name="T46">Столетия с тоской взывали ко мне в её глазах.</text:span></text:p>
      <text:p text:style-name="P48">Слезы злости душили меня. Но я сдержался.</text:p>
      <text:p text:style-name="P48">- Охренеть. - сказал я холодно. - А я прям напрашивался.</text:p>
      <text:p text:style-name="P48">…</text:p>
      <text:p text:style-name="P50"><text:soft-page-break/></text:p>
      <text:p text:style-name="P50">...</text:p>
      <text:p text:style-name="P48">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48">&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24">&lt;</text:span><text:span text:style-name="T22">в сцене 34 - Тия при заварке чая добавляет порошок в огонь - тот становится голубым. А в чай - щепотку афродизиака</text:span><text:span text:style-name="T24">&gt;</text:span></text:p>
      <text:p text:style-name="P31"/>
      <text:p text:style-name="P2"/>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28"><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5">–</text:span> А что же было дальше? Ты сказала, что случай с жеребятами был только началом?</text:p>
      <text:p text:style-name="P2"><text:span text:style-name="T15">–</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5">&lt;</text:span><text:span text:style-name="T23">На самом деле, Селестия — сибаритка, в отличие от спартанки - Луны</text:span><text:span text:style-name="T1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15">&lt;</text:span><text:span text:style-name="T22">Одним из таких немногих был Кимеринн</text:span><text:span text:style-name="T15">&gt;</text:span>…</text:p>
      <text:p text:style-name="P2"><text:span text:style-name="T15">–</text:span> Мне очень жаль, что так получилось… Селестия.</text:p>
      <text:p text:style-name="P2">Она через силу улыбнулась. </text:p>
      <text:p text:style-name="P2"><text:s/><text:span text:style-name="T1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text:soft-page-break/>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5">—</text:span> принцесса указала на горку подушек, сложенных на ковре с длиннейшим ворсом - и приготовься слушать.</text:p>
      <text:p text:style-name="P48">Селестия устроилась на ковре напротив меня и начала рассказ.</text:p>
      <text:p text:style-name="P47"/>
      <text:p text:style-name="P43"><text:span text:style-name="T1">&lt;</text:span>сюжеты из 1001 ночи<text:span text:style-name="T1">&gt;</text:span></text:p>
      <text:p text:style-name="P48"/>
      <text:p text:style-name="P48">&lt;Упоминание Стар Свирлом элементов гармонии&gt;</text:p>
      <text:p text:style-name="P56">&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6">Селестия снится Максу сгорающей — и после этого она исчезает из Эквестрии. При этом она успевает сказать Максу, что она его...&gt;</text:p>
      <text:p text:style-name="P41"/>
      <text:p text:style-name="P39"/>
      <text:p text:style-name="P2"/>
      <text:p text:style-name="P14">&lt;<text:span text:style-name="T23">После секса, Селестия отказывает Максу в аудиенции (стыдится?). Только перед его отъездом из Кантерлота она прощается с ним</text:span>&gt;</text:p>
      <text:p text:style-name="P48">&lt;<text:span text:style-name="T22">(после 34:</text:span></text:p>
      <text:p text:style-name="P34">← Не понял? А что это, если не любовь?</text:p>
      <text:p text:style-name="P34">- Мааакс! - мягко произнесла аликорница. - Аликорны не могут любить. Я же тебе рассказывала прямо перед этим. Думала, ты поймёшь...</text:p>
      <text:p text:style-name="P34">– Охренеть! А зачем ты завела отношения со мной? Тебе жеребцов из дворцовой стражи не хватает? Свежачка захотелось? </text:p>
      <text:p text:style-name="P6"><text:span text:style-name="T2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4"> когда ты обблевал тебе копыто - т</text:span><text:span text:style-name="T25">ы стоял тогда такой жалкий, обблёванный, беспомощный, - но всё равно старался помочь мне. Это было так трогательно... </text:span></text:p>
      <text:p text:style-name="P34">– Тьфу!</text:p>
      <text:p text:style-name="P48"><text:span text:style-name="T22">– <text:s/>Мне очень жаль...</text:span>&gt;</text:p>
      <text:p text:style-name="P48"/>
      <text:p text:style-name="P48"/>
      <text:p text:style-name="P4">***</text:p>
      <text:p text:style-name="P14"/>
      <text:p text:style-name="P2"><text:span text:style-name="T15">&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4"/>
      <text:h text:style-name="P121" text:outline-level="2">Рассказ Селестии <text:span text:style-name="T22">(“1001 ночь”)</text:span></text:h>
      <text:p text:style-name="P7"/>
      <text:p text:style-name="P14"><text:soft-page-break/></text:p>
      <text:p text:style-name="P2"/>
      <text:h text:style-name="P121" text:outline-level="2">ЛСД-чаепитие</text:h>
      <text:p text:style-name="P2"/>
      <text:p text:style-name="P2"/>
      <text:h text:style-name="P121"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1">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5">&lt;</text:span><text:span text:style-name="T23">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2">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oft-page-break/><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4">***</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2">???</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text:soft-page-break/>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21"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2">гидрорысью</text:span><text:span text:style-name="T15">&gt;</text:span> и нападением <text:span text:style-name="T15">&lt;</text:span><text:span text:style-name="T22">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2">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text:soft-page-break/>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 </text:span>Душновато как-то, <text:span text:style-name="T15">–</text:span> Селестия встала с подушек и приоткрыла дверь на балкон. <text:span text:style-name="T15">–</text:span> Тебе не холодно?</text:p>
      <text:p text:style-name="P2"><text:span text:style-name="T15">–</text:span> Нет, вполне тепло. <text:span text:style-name="T15">–</text:span> Я тоже встал с подушек размять затёкшие ноги.</text:p>
      <text:p text:style-name="P2"><text:span text:style-name="T15">–</text:span> Уборная там. <text:span text:style-name="T15">–</text:span> Селестия показала на неприметную дверцу за занавеской в углу.</text:p>
      <text:p text:style-name="P2"><text:span text:style-name="T15">–</text:span> Как ты догадалась? <text:span text:style-name="T1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5">&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5">–</text:span> То есть, Кимеринн видел человека у развалин замка?</text:p>
      <text:p text:style-name="P2"><text:span text:style-name="T15">–</text:span> Скорее всего, да. Правда, впоследствии он уже не был так уверен <text:span text:style-name="T1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5">–</text:span> А кто-нибудь поблизости не заметил, как они исчезают?</text:p>
      <text:p text:style-name="P2"><text:span text:style-name="T1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text:soft-page-break/>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1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15">—</text:span> и всё рассыпется в прах. Вот так: миг <text:span text:style-name="T1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5">—</text:span> часть меня, и он <text:span text:style-name="T1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5">&lt;</text:span><text:span text:style-name="T22">34 - утерянная глава </text:span><text:span text:style-name="T15">&gt;</text:span></text:p>
      <text:p text:style-name="P2"><text:span text:style-name="T15">&lt;</text:span><text:span text:style-name="T22">34 с Селестией - забытая глава - утерянная память под воздействием порошка из надкрыльев скарабеев. - аванс за спасение Эквестрии</text:span><text:span text:style-name="T15">&gt;</text:span></text:p>
      <text:p text:style-name="P2">Селестия встала и начала по очереди сгибать-разгибать ноги, разминая суставы.</text:p>
      <text:p text:style-name="P2"><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text:span text:style-name="T15">–</text:span> Макс, <text:span text:style-name="T15">–</text:span> обернулась она ко мне, <text:span text:style-name="T15">–</text:span> я и так слишком злоупотребила твоим вниманием. Хочется <text:soft-page-break/>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1" text:outline-level="2">В библиотеке замка Селестии</text:h>
      <text:p text:style-name="P82"/>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22">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22">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22">см. выше - ночь с 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5">&lt;</text:span>Ожидание<text:span text:style-name="T15">&gt;</text:span></text:p>
      <text:p text:style-name="P2">Наконец двери зала для приёмов растворились, и оттуда вышел потерянного вида пегас.<text:span text:style-name="T15">&lt;</text:span><text:span text:style-name="T23">Расписать в красках церемонию приёма посетителей, как и все остальные церемонии</text:span><text:span text:style-name="T1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5">–</text:span> А, это ты, Макс? <text:span text:style-name="T15">–</text:span> она повернулась ко мне. <text:span text:style-name="T15">–</text:span> Какие новости?</text:p>
      <text:p text:style-name="P2"><text:span text:style-name="T1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text:soft-page-break/>Селестия слабо улыбнулась.</text:p>
      <text:p text:style-name="P2"><text:span text:style-name="T1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5">–</text:span> Селестия подошла к фонтанчику, обмакнула в него копыто и провела им по лбу. <text:span text:style-name="T1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5">–</text:span> Пятьдесят шесть из восьмидесяти? И чем это грозит? Ведь даже не сдав экзамен они не разучатся летать?</text:p>
      <text:p text:style-name="P2"><text:span text:style-name="T1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5">–</text:span> А почему вы не поселитесь в более пригодном для земледелия месте?</text:p>
      <text:p text:style-name="P2"><text:span text:style-name="T15">–</text:span> К сожалению, Эквестрия <text:span text:style-name="T1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5">–</text:span> Вот рекомендательное письмо мэру Понивилля. Вручишь его ей и она выделит тебе жильё и окажет посильную помощь. Если что-то выяснишь <text:span text:style-name="T15">—</text:span> держи меня в ведении. Посылай письма Спайком, он настроен на меня. Этот милый дракончик <text:span text:style-name="T15">—</text:span> ассистент моей ученицы, Твайлайт Спаркл. С ней ты уже знаком.</text:p>
      <text:p text:style-name="P2">Я кивнул.</text:p>
      <text:p text:style-name="P2"><text:span text:style-name="T1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5">&lt;</text:span><text:span text:style-name="T23">упомянуть проблески розового цвета</text:span><text:span text:style-name="T15">&gt;</text:span>. Хвост тоже почти подметал пол <text:span text:style-name="T15">—</text:span> это стало заметно, когда она начала двигаться.</text:p>
      <text:p text:style-name="P2"/>
      <text:p text:style-name="P33">– Говорят, по Мэйнхеттену носятся стаи алмазных псов. Они <text:span text:style-name="T15">&lt;</text:span>в ужасе<text:span text:style-name="T1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21" text:outline-level="2">Понивилль</text:h>
      <text:p text:style-name="P2"/>
      <text:p text:style-name="P2"><text:soft-page-break/>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15">–</text:span> Привет, Твайлайт Спаркл! Ещё не поздно?</text:p>
      <text:p text:style-name="P2"><text:span text:style-name="T15">–</text:span> Привет! <text:span text:style-name="T15">–</text:span> Твайлайт оторвалась от полки, поставив на место толстенный пыльный фолиант. <text:span text:style-name="T1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5">–</text:span> Это плохо! <text:span text:style-name="T15">–</text:span> Твайлайт помрачнела. <text:span text:style-name="T15">–</text:span> Сон <text:span text:style-name="T1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5">–</text:span> Да, по себе знаю, недосып <text:span text:style-name="T15">—</text:span> одна из паршивейших вещей на свете. <text:span text:style-name="T15">–</text:span> Я уселся на ступеньку лестницы. <text:span text:style-name="T15">– </text:span>Тут такое дело… Тебе удалось что-то узнать про неведомую угрозу, о которой говорила Селестия?</text:p>
      <text:p text:style-name="P2"><text:span text:style-name="T15">–</text:span> Ты про сны о Радужной Фабрике выпускников лётной академии? <text:span text:style-name="T15">–</text:span> Твайлайт отрицательно покачала головой. <text:span text:style-name="T15">–</text:span> Нашла несколько сонников, в самом древнем написано, что сны <text:span text:style-name="T15">—</text:span> ворота в другой мир. Про Фабрику Радуг <text:span text:style-name="T15">—</text:span> ни слова.</text:p>
      <text:p text:style-name="P2"><text:span text:style-name="T15">–</text:span> М-м-м. В описании заклинания Свирл упоминал гармонию. Я и подумал, а что, если это кат-то связано с тобой и твоими друзьями?</text:p>
      <text:p text:style-name="P2"><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2"><text:span text:style-name="T15">–</text:span> М-м-м… “...на укрепление гармонии нашего континуума...”.</text:p>
      <text:p text:style-name="P2">Твайлайт начала в возбуждении ходить по читальному залу.</text:p>
      <text:p text:style-name="P2"><text:span text:style-name="T1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30">заклинание равновесия, в описании к которому есть ссылка на заклинание роста </text:span><text:span text:style-name="T31">(вставить шутку в стиле Влада)</text:span><text:span text:style-name="T3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23">аликорнице?</text:span><text:span text:style-name="T15">&gt;</text:span>.</text:p>
      <text:p text:style-name="P2"><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oft-page-break/><text:span text:style-name="T1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23">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oft-page-break/><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5">&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4"/>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2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oft-page-break/><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text:soft-page-break/>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text:soft-page-break/>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1" text:outline-level="2">Первый сеанс двойного сна. Рэрити</text:h>
      <text:p text:style-name="P2"/>
      <text:p text:style-name="P2"><text:span text:style-name="T15">&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oft-page-break/><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1" text:outline-level="2">Сон Макса</text:h>
      <text:p text:style-name="P82"/>
      <text:p text:style-name="P2"><text:span text:style-name="T15">&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15">–</text:span> Готова, <text:span text:style-name="T15">–</text:span> процедила она.</text:p>
      <text:p text:style-name="P28"><text:soft-page-break/>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22">Эгрегор Эквестрии </text:span><text:span text:style-name="T24">—</text:span><text:span text:style-name="T22"> Селестия </text:span><text:span text:style-name="T24">—</text:span><text:span text:style-name="T22"> на кончике главного рога Анакорна</text:span><text:span text:style-name="T15">&gt;</text:span></text:p>
      <text:p text:style-name="P4">***</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1"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15">&gt;</text:span></text:p>
      <text:p text:style-name="P2"/>
      <text:h text:style-name="P12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22">водопаду</text:span><text:span text:style-name="T15">&gt;</text:span>. Там здоровски красивое место.</text:p>
      <text:p text:style-name="P2"><text:soft-page-break/><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22">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oft-page-break/><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22"> Пинки? </text:span><text:span text:style-name="T24">–</text:span><text:span text:style-name="T22"> Дэш сморщила нос. </text:span><text:span text:style-name="T24">–</text:span><text:span text:style-name="T22"> Я скажу ей, чтоб больше не </text:span><text:span text:style-name="T24">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oft-page-break/><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22">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22">Аликорны </text:span><text:span text:style-name="T24">—</text:span><text:span text:style-name="T22"> элементали. Они воплощают в себе какую-либо сторону чаяний и настроений сообщества пони. Анакорн </text:span><text:span text:style-name="T24">—</text:span><text:span text:style-name="T22"> супераликорн, элементаль всего мира</text:span><text:span text:style-name="T15">&gt;</text:span></text:p>
      <text:p text:style-name="P14"/>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24">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text:soft-page-break/>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oft-page-break/><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oft-page-break/><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5">–</text:span> Мы опаздываем! Рэрити назначила на восемь часов вечера у Твайлайт!</text:p>
      <text:p text:style-name="P2"><text:span text:style-name="T15">&lt;</text:span><text:span text:style-name="T22">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2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22">Вкратце суть сна Рэрити.</text:span></text:p>
      <text:p text:style-name="P2"><text:span text:style-name="T22">Она проснулась в мире Терры веб-дизайнером. И мир Эквестрии ей только снился </text:span><text:span text:style-name="T24">—</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4">—</text:span><text:span text:style-name="T22"> Селестия. Рэрити </text:span><text:span text:style-name="T24">—</text:span><text:span text:style-name="T22"> без очереди (у неё </text:span><text:span text:style-name="T24">—</text:span><text:span text:style-name="T22"> билет-пропуск от Индрэ).</text:span></text:p>
      <text:p text:style-name="P2"><text:span text:style-name="T22">Рэрити проснулась парнем, т.к. в Эквестрии </text:span><text:span text:style-name="T24">—</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text:soft-page-break/>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22">Влад рассказывает Максу о своём сне </text:span><text:span text:style-name="T24">—</text:span><text:span text:style-name="T22"> как он был поняхой, а потом проснулся в мире Терры</text:span><text:span text:style-name="T15">&gt;</text:span></text:p>
      <text:p text:style-name="P14"/>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22">согласовать с тем, что говорил Анакорн о Р/Д</text:span><text:span text:style-name="T15">&gt;</text:span>). </text:p>
      <text:p text:style-name="P2">Об этом Эгрегоре пишется в книге <text:span text:style-name="T15">&lt;</text:span><text:span text:style-name="T22">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5">&lt;</text:span><text:span text:style-name="T22">обоснование сна для Р/Д. РД видит несколько вариантов историй с Mane6 </text:span><text:span text:style-name="T24">—</text:span><text:span text:style-name="T22"> и с собой + Леро </text:span><text:span text:style-name="T24">—</text:span><text:span text:style-name="T22"> намёк на несовместимые фанфики</text:span></text:p>
      <text:p text:style-name="P2"><text:soft-page-break/><text:span text:style-name="T22">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pan text:style-name="T15">–</text:span> Её Высочество, принцесса Селестия...</text:p>
      <text:p text:style-name="P2"/>
      <text:p text:style-name="P2"><text:span text:style-name="T15">&lt;</text:span><text:span text:style-name="T22">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22">Кто следующий готов рассказывать?</text:span></text:p>
      <text:p text:style-name="P28">Пинки дёрнулась на месте, но промолчала.</text:p>
      <text:p text:style-name="P2"><text:span text:style-name="T24">–</text:span><text:span text:style-name="T22"> Я расскажу, - шагнула вперёд радужная пегаска. </text:span><text:span text:style-name="T24">–</text:span><text:span text:style-name="T22"> Хотя вряд ли ты узнаешь что-то полезное. Там галиматья какая-то…</text:span><text:span text:style-name="T15">&gt;</text:span></text:p>
      <text:p text:style-name="P2"/>
      <text:p text:style-name="P2"><text:span text:style-name="T15">&lt;</text:span><text:span text:style-name="T22">Сон РД:</text:span></text:p>
      <text:p text:style-name="P28">...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28">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4">—</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22"> Эгрегором Эквестрии. После чего пееренос на Землю на 10 лет назад. Начало написания “Последнего фанфика”.</text:span><text:span text:style-name="T15">&gt;</text:span></text:p>
      <text:p text:style-name="P14"/>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21" text:outline-level="2">Первый сон РД. Рекурсия</text:h>
      <text:p text:style-name="P2"/>
      <text:p text:style-name="P2"><text:soft-page-break/>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23">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5">&lt;</text:span><text:span text:style-name="T2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15">–</text:span> Иногда хочется забыться, <text:span text:style-name="T15">–</text:span> перехватила мой взгляд Селестия, <text:span text:style-name="T1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15">–</text:span> А водку у вас принято пить?</text:p>
      <text:p text:style-name="P2"><text:span text:style-name="T24">–</text:span><text:span text:style-name="T22"> Некоторые употребляют. Но правительница Эквестрии, пьющая водку </text:span><text:span text:style-name="T23">—</text:span><text:span text:style-name="T22"> это уже черезчур. </text:span><text:span text:style-name="T24">–</text:span><text:span text:style-name="T22"> Засмеялась Селестия. </text:span><text:span text:style-name="T24">–</text:span><text:span text:style-name="T22"> Не то, чтобы я не смогла справиться с последствиями опьянения, но поползут слухи, кривотолки… Со сплетнями не смогу справиться даже я.</text:span><text:span text:style-name="T1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0">“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0">“Леро! Его звали Леро!”</text:p>
      <text:p text:style-name="P2"><text:soft-page-break/>Картинка перед глазами Дэш поплыла…</text:p>
      <text:p text:style-name="P2"/>
      <text:h text:style-name="P12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2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15">&gt;</text:span></text:p>
      <text:p text:style-name="P2"/>
      <text:h text:style-name="P121"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text:soft-page-break/>“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23">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4">***</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oft-page-break/><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22">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22">добавить сочувствия</text:span><text:span text:style-name="T15">&gt;</text:span>.</text:p>
      <text:p text:style-name="P2"/>
      <text:p text:style-name="P2"><text:span text:style-name="T15">&lt;</text:span><text:span text:style-name="T22">После этого случая Тавйлайт решает прекратить сеансы двойного сна. Сеанса с ЭйДжей и Флатти не будет</text:span><text:span text:style-name="T15">&gt;</text:span></text:p>
      <text:p text:style-name="P2"/>
      <text:h text:style-name="P121"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23">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23">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oft-page-break/><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1" text:outline-level="2">Поиск решения</text:h>
      <text:p text:style-name="P82"/>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15">&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4"/>
      <text:p text:style-name="P2"><text:span text:style-name="T15">&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2"> Луна создаёт обратный коридор в срок.</text:span><text:span text:style-name="T15">&gt;</text:span></text:p>
      <text:p text:style-name="P2"/>
      <text:h text:style-name="P121"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23">Дуглас </text:span><text:span text:style-name="T24">—</text:span><text:span text:style-name="T23"> </text:span><text:span text:style-name="T24">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5">&lt;</text:span><text:span text:style-name="T22">высоко летать нельзя из-за молний</text:span><text:span text:style-name="T1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2">двухмесячной</text:span><text:span text:style-name="T15">&gt;</text:span> давности осталось лишь направление движения.</text:p>
      <text:p text:style-name="P2">И опять, как <text:span text:style-name="T15">&lt;</text:span><text:span text:style-name="T22">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2">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2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2">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0">Хм. Блок эмоций? Или просто модификация стандартного приветствия?</text:p>
      <text:p text:style-name="P2"><text:soft-page-break/><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22">Не следует противопоставлять злу ещё большее зло - это только усилит его — </text:span><text:span text:style-name="T23">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text:soft-page-break/>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text:soft-page-break/>–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2">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text:soft-page-break/>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2">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15">&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2">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2">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2">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2">пять</text:span><text:span text:style-name="T15">&gt;</text:span>длинную прореху в куртке, <text:span text:style-name="T15">&lt;</text:span><text:span text:style-name="T22">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2">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2">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2">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2">улучшить</text:span><text:span text:style-name="T15">&gt;</text:span>. А тот случай, когда мне пришлось зашивать тебе куртку после нападения убийц <text:span text:style-name="T15">&lt;</text:span><text:span text:style-name="T22">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text:soft-page-break/>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1" text:outline-level="2">След?</text:h>
      <text:p text:style-name="P82"/>
      <text:p text:style-name="P2"><text:span text:style-name="T15">&lt;</text:span><text:span text:style-name="T22">сначала эпизод - проверка сумки в серверной</text:span><text:span text:style-name="T15">&gt;</text:span></text:p>
      <text:p text:style-name="P2"><text:span text:style-name="T15">&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2">“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5">&lt;</text:span><text:span text:style-name="T22">расширить. Перед кафешкой - диалог с Флатти и ЭйДжей. Все думают, что наконец-то нашли Селестию. Все ликуют</text:span><text:span text:style-name="T1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22">Расширить сцену в кафе. Ожидание, подьём и… падение ожиданий</text:span><text:span text:style-name="T1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2">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1" text:outline-level="2">Озарение</text:h>
      <text:p text:style-name="P2"/>
      <text:p text:style-name="P2"><text:span text:style-name="T15">&lt;</text:span><text:span text:style-name="T22">Флаттершай смотрит млп и говорит - всё не так. Макс с Эпплджек пытаются подвести итоги - </text:span><text:soft-page-break/><text:span text:style-name="T22">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15">– </text:span>Ну хорошо. Убедила. В конце-концов, можем поступить так. Вы с Флатти вернётесь обратно а я продолжу поиски здесь.</text:p>
      <text:p text:style-name="P67"><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15">– </text:span>Вы можете связываться со мной раз в месяц по коридору.</text:p>
      <text:p text:style-name="P67"><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oft-page-break/><text:span text:style-name="T15">– </text:span>Конечно оставаться. Кто ещё, кроме нас, может найти её?</text:p>
      <text:p text:style-name="P67"><text:span text:style-name="T15">– </text:span>Я думал, ты не сможешь оставить Энджела и всех остальных надолго.</text:p>
      <text:p text:style-name="P67"><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15">– </text:span>Извини, Флаттершай, забылся.</text:p>
      <text:p text:style-name="P72"><text:span text:style-name="T15">– </text:span>Та ладно, я ж не против, – возразила Эпплджек. – Не парься, Флатти. Было б хуже, если б он <text:s/>назвал меня Эпплджек на людях.</text:p>
      <text:p text:style-name="P72"><text:span text:style-name="T15">– </text:span>Ты так... – запнулась Флаттершай. – Так быстро забыла свою ферму. И...</text:p>
      <text:p text:style-name="P72"><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15">– </text:span>Как ты можешь так говорить? – расплакалась Флаттершай.</text:p>
      <text:p text:style-name="P72"><text:span text:style-name="T15">– </text:span>Эй, девушки, не ссорьтесь! Мы — одна команда! И надеюсь, останемся ею и в дальнейшем. </text:p>
      <text:list xml:id="list2055157429529658007" text:style-name="L5">
        <text:list-header>
          <text:p text:style-name="P11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15">– </text:span>А если нет? – Эпплджек смотрела мне мне прямо в глаза.</text:p>
      <text:list xml:id="list195421955150861" text:continue-numbering="true" text:style-name="L5">
        <text:list-header>
          <text:p text:style-name="P114">Я молча пожал плечами. Эпплджек уверенно продолжила.</text:p>
        </text:list-header>
      </text:list>
      <text:p text:style-name="P72"><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15">– </text:span>Спасибо, ЭйДжей.</text:p>
      <text:p text:style-name="P72"><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421600046362" text:continue-numbering="true" text:style-name="L5">
        <text:list-header>
          <text:p text:style-name="P114">Флаттершай пробормотала нечто, показавшееся мне знакомым.</text:p>
        </text:list-header>
      </text:list>
      <text:p text:style-name="P72"><text:span text:style-name="T15">– </text:span>Флатти, ты что-то сказала? Я не расслышал.</text:p>
      <text:p text:style-name="P72"><text:span text:style-name="T15">– </text:span>Намерение Изменяет Реальность.</text:p>
      <text:p text:style-name="P72"><text:span text:style-name="T15">– </text:span>Эээ. А где ты слышала эту фразу, если не секрет?</text:p>
      <text:p text:style-name="P72"><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5421779893347"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15">– </text:span>Флатти, ЭйДжей, буду через час. Ждите!</text:p>
      <text:p text:style-name="P67"/>
      <text:h text:style-name="P120" text:outline-level="2">Почти.</text:h>
      <text:p text:style-name="P80"/>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15">расказывать</text:span>.</text:p>
      <text:p text:style-name="P72">–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20" text:outline-level="2">Дискорд</text:h>
      <text:p text:style-name="P82"/>
      <text:p text:style-name="P80">Девушки поспешно собирались, пока я растолковывал им задачу.</text:p>
      <text:p text:style-name="P80"><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15">– </text:span>Это тот твой приятель, который разбился с полгода назад? – спросила Эпплджек.</text:p>
      <text:p text:style-name="P80"><text:span text:style-name="T15">– </text:span>Да, это он.</text:p>
      <text:p text:style-name="P80"><text:span text:style-name="T15">– </text:span>А как мы попадём в его квартиру? Там сейчас кто-то живёт? – Флаттершай прыгала на одной ноге, натягивая кед.</text:p>
      <text:p text:style-name="P80"><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15">&lt;</text:span><text:span text:style-name="T22">Плохо написано!</text:span><text:span text:style-name="T15">&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15">– </text:span>Макс, что случилось? У нас проблемы?</text:p>
      <text:p text:style-name="P81"><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15">– </text:span>Так что, будем ломать дверь? – Эпплджек критически осмотрелась, подмечая бабулек на лавочке и зевак во внутреннем скверике.</text:p>
      <text:p text:style-name="P81"><text:span text:style-name="T15">– </text:span>Нет нужды. Лучше станьте-ка сзади меня так, чтобы заслонить от этих бабулек и от вооон той камеры наблюдения.</text:p>
      <text:list xml:id="list5362915727733105215" text:style-name="L6">
        <text:list-header>
          <text:p text:style-name="P11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0"><text:span text:style-name="T15">–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0"><text:span text:style-name="T15">– </text:span>Макс, тут окно разбито! И верёвка какая-то висит. – крикнула Флаттершай из кухни.</text:p>
      <text:p text:style-name="P100"><text:span text:style-name="T15">– </text:span>Оставь, Флатти, не сейчас! – отмахнулся я.</text:p>
      <text:p text:style-name="P106">Лампочка питания на ноутбуке горела, <text:s/>но подключенный монитор оставался тёмным. Я постучал по пробелу, но безрезультатно.</text:p>
      <text:p text:style-name="P100"><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0"><text:span text:style-name="T15">– </text:span>Монитор выключен. – <text:s/>раздалось из угла. Кресло с высокой спинкой повернулось, открыв нашим взорам Дискорда. </text:p>
      <text:p text:style-name="P10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100">Он приподнял панамку, дурашливо здороваясь.</text:p>
      <text:p text:style-name="P100"><text:span text:style-name="T15">– </text:span>Оп-па! – пробормотала Эпплджек. – Нежданчик!</text:p>
      <text:p text:style-name="P100"><text:span text:style-name="T15">– </text:span>Ты, я вижу, времени не терял, – моя рука под прикрытием стола медленно тянулась к тяжёлой фарфоровой кружке, стоящей на краю.</text:p>
      <text:p text:style-name="P83"><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15">– </text:span>А почему ты вообще решил искать нас тут? – спросила Эпплджек. – Приехал бы домой. Мы б тебя чаем напоили.</text:p>
      <text:p text:style-name="P83"><text:span text:style-name="T15">–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3"><text:span text:style-name="T15">– </text:span>С кем это вы тут разговариваете?</text:p>
      <text:list xml:id="list3099801037068446873" text:style-name="L7">
        <text:list-header>
          <text:p text:style-name="P12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Эпплджек с <text:s/>нервным всхлипом опустила толстенный том «Энтерпрайз-паттернов» , издание девятое, дополненное.</text:p>
      <text:p text:style-name="P100">На лице Дискорда появилось удивлённо-мечтательное выражение и он вырубился.</text:p>
      <text:p text:style-name="P100"/>
      <text:h text:style-name="P121" text:outline-level="2">Селестия</text:h>
      <text:p text:style-name="P100"/>
      <text:p text:style-name="P100">Включенный монитор показал схематическое изображение Селестиии, </text:p>
      <text:p text:style-name="P101">&gt;\<text:span text:style-name="T1">Привет, Селестия. Это Макс. Как себя чувствуешь?</text:span></text:p>
      <text:p text:style-name="P101">&lt;\<text:span text:style-name="T1">Макс? МАКС??? МА-А-А-АКС!!! НАКОНЕЦ-ТО! КАК Я РАДА ТЕБЯ СЛЫШАТЬ! </text:span></text:p>
      <text:p text:style-name="P101">&gt;\<text:span text:style-name="T1">Я рад, что нашёл тебя, Тия.</text:span></text:p>
      <text:p text:style-name="P10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1">&gt;\<text:span text:style-name="T1">Тия, я сейчас подключу микрофон и колонки, и мы сможем общаться более удобно.</text:span></text:p>
      <text:p text:style-name="P100">…</text:p>
      <text:p text:style-name="P100">– Привет опять. Как ты меня слышишь?</text:p>
      <text:p text:style-name="P100">– О, Макс, я наконец-то именно СЛЫШУ твой голос, а не чувствую тебя какой-то задней частью <text:soft-page-break/>сознания. Это чудесно! Я уже отвыкла от звуков. Мне казалось, я оглохла и ослепла. Ужасное состояние.</text:p>
      <text:p text:style-name="P101">– <text:span text:style-name="T1">Могу себе представить. Как-то раз я провёл три часа камере сенсорной депривации. Мне не понравилось.</text:span></text:p>
      <text:p text:style-name="P100">– Эммм... Ваше Высочество, вы в порядке? Мы так рады, что наконец-то нашли Вас! – вклинилась в разговор Эпплджек.</text:p>
      <text:p text:style-name="P100">– Кто тут? Макс, кто ещё с тобой?</text:p>
      <text:p text:style-name="P101"><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1">– <text:span text:style-name="T1">Девочки? Я рада вас слышать. А Твайлайт нет рядом?</text:span></text:p>
      <text:p text:style-name="P10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0">При этих словах Дискорд замычал и задёргался. Эпплджек нахмурилась и проверила верёвки, привязывающие его к спинке стула.</text:p>
      <text:p text:style-name="P10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0">– Ноутбук — так называется место, где я нахожусь сейчас? А кто это мычит?</text:p>
      <text:p text:style-name="P10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0">– О, духи предков, но зачем??? Почему у него кляп во рту?</text:p>
      <text:p text:style-name="P100">– Мы связали его. Он нас предал. И тебя. И Эквестрию. Всех.</text:p>
      <text:p text:style-name="P100">При этих словах Эпплджек и Флаттершай непонимающе уставились на меня, а Дискорд протестующе замычал.</text:p>
      <text:p text:style-name="P100">Я начал рассказывать о своих догадках, и непонимающее выражение на лицах девушек сменилось удивлением.</text:p>
      <text:p text:style-name="P10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0">– А зачем тогда ты приложила его книгой? – непонимающе уставился я на неё.</text:p>
      <text:p text:style-name="P100">– Потому что ты напал на него. Я и подумала — тебе виднее. И подсобила.</text:p>
      <text:p text:style-name="P100">Флаттершай отрицающе мотнула головой.</text:p>
      <text:p text:style-name="P100">– Не может Дискорд быть предателем. Он мой друг.</text:p>
      <text:p text:style-name="P100">Дискорд благодарственно замычал и закивал головой.</text:p>
      <text:p text:style-name="P10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0">Дискорд завёл глаза на лоб и обречённо завыл.</text:p>
      <text:p text:style-name="P100">– Макс, постой. Дай мне поговорить с ним. – сказала Селестия. – Не могу поверить, что Дискорд на такое пошёл.</text:p>
      <text:p text:style-name="P100">– Ну хорошо. Поговори. Послушаем, что он скажет.</text:p>
      <text:p text:style-name="P100">Я красноречиво покачал кулак перед его носом и вытащил кляп.</text:p>
      <text:p text:style-name="P100">...</text:p>
      <text:p text:style-name="P90">– Ффы, тьфу, пффф, пфу! <text:span text:style-name="T15">&lt;</text:span><text:span text:style-name="T22">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text:soft-page-break/>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text:soft-page-break/>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23">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18">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94">– И что? – продолжила его мысль Эпплджек.</text:p>
      <text:p text:style-name="P94">– Эквестрийские <text:span text:style-name="T15">&lt;</text:span><text:span text:style-name="T22">три месяца</text:span><text:span text:style-name="T15">&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text:soft-page-break/>–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text:soft-page-break/>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90"/>
      <text:h text:style-name="P121"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text:soft-page-break/>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15">&lt;</text:span><text:span text:style-name="T22">полгода</text:span><text:span text:style-name="T15">&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2"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15">–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3">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20">–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15">&lt;</text:span>упомянуть в эпизоде на Терре, что МЛП-сериал закрылся год назад<text:span text:style-name="T15">&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text:soft-page-break/>–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15">&lt;</text:span><text:span text:style-name="T24">чёрт</text:span><text:span text:style-name="T15">&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2">– Хорошо. Уболтал. Кьютимарки беру на себя. Так и знал, что мне самое трудное достанется!</text:p>
      <text:p text:style-name="P10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2">Анакорн проследил мой взгляд.</text:p>
      <text:p text:style-name="P102">– Нечего так смотреть. Если я стану применять магию вместо ловкости, теряется весь смысл упражнения... О, глянь-ка на Эквус!</text:p>
      <text:p text:style-name="P10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2"/>
      <text:p text:style-name="P104">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5"/>
      <text:p text:style-name="P10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4"/>
      <text:p text:style-name="P102">Я опять задумался. В голове было пусто. Хотя, если подумать с точки зрения программиста, можно... Наверное можно, раз все предыдущее прокатило...</text:p>
      <text:p text:style-name="P103">–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3">– Не понял? Это как? Как ты совместишь разрушенную магическими войнами Эквестрию с романтически-сексуальным раем для попаданцев?</text:p>
      <text:p text:style-name="P103"><text:span text:style-name="T1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3">Анакорн долго мусолил карандаш, а потом вдруг заржал.</text:p>
      <text:p text:style-name="P103"><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3"><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03">Анакорн примирительно похлопал меня по плечу.</text:p>
      <text:p text:style-name="P103"><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3">Я подозрительно посмотрел на Анакорна.</text:p>
      <text:p text:style-name="P103"><text:span text:style-name="T15">– </text:span>Какой ещё, нафиг, «мой фанфик»? Я никакого фанфика не писал. И не собираюсь, вообще-то.</text:p>
      <text:p text:style-name="P103">Анакорн ехидно ухмыльнулся и откинулся в кресле, переплетя пальцы за затылком.</text:p>
      <text:p text:style-name="P103"><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2"><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2"><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2"><text:span text:style-name="T15">– </text:span>Факн щит<text:note text:id="ftn13" text:note-class="footnote"><text:note-citation>13</text:note-citation><text:note-body><text:p text:style-name="P9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2">Анакорн развёл руками.</text:p>
      <text:p text:style-name="P102"><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2">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15">&lt;</text:span><text:span text:style-name="T22">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3">***</text:p>
      <text:p text:style-name="P73"/>
      <text:p text:style-name="P72">&lt;<text:span text:style-name="T2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2"/>
      <text:p text:style-name="P72">– Привет, Макс. – образ Селестии снова реял передо мной, как <text:span text:style-name="T15">&lt;</text:span><text:span text:style-name="T22">полгода</text:span><text:span text:style-name="T15">&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22">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6866523044690835787" text:style-name="L8">
        <text:list-header>
          <text:p text:style-name="P116">(<text:span text:style-name="T31">Луна — как повелительница снов, слышала разговор Макса с Анакорном</text:span>)</text:p>
          <text:p text:style-name="P117"/>
        </text:list-header>
      </text:list>
      <text:p text:style-name="P91">***</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67">Я опустил руку на шею Дэш и ощутил теплоту и лёгкое покалывание в пустоте.</text:p>
      <text:p text:style-name="P67"><text:span text:style-name="T15">–</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21" text:outline-level="2">Земля</text:h>
      <text:p text:style-name="P70">Музыкальная тема из бегущего по лезвию бритвы — <text:span text:style-name="T15">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7"><text:soft-page-break/></text:p>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23">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15">&lt;</text:span><text:span text:style-name="T22">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15T19:54:19.867516727</dc:date>
    <meta:editing-duration>P54DT21H17M49S</meta:editing-duration>
    <meta:editing-cycles>2407</meta:editing-cycles>
    <meta:generator>LibreOffice/5.0.2.2$Linux_X86_64 LibreOffice_project/00m0$Build-2</meta:generator>
    <meta:document-statistic meta:table-count="0" meta:image-count="0" meta:object-count="0" meta:page-count="128" meta:paragraph-count="2634" meta:word-count="58690" meta:character-count="389761" meta:non-whitespace-character-count="330868"/>
  </office:meta>
</office:document-meta>
</file>